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24cm" fo:margin-left="0cm" fo:margin-right="-0.021cm" table:align="margins" fo:keep-with-next="always" style:may-break-between-rows="true"/>
    </style:style>
    <style:style style:name="Tableau1.A" style:family="table-column">
      <style:table-column-properties style:column-width="4.763cm" style:rel-column-width="16940*"/>
    </style:style>
    <style:style style:name="Tableau1.B" style:family="table-column">
      <style:table-column-properties style:column-width="13.661cm" style:rel-column-width="485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">%=SIGNATURE_NOM_CAISS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42cm" fo:margin-right="1.1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1-07T09:36:06</dc:date>
    <meta:editing-cycles>52</meta:editing-cycles>
    <meta:editing-duration>PT48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" meta:word-count="3" meta:character-count="24"/>
  </office:meta>
</office:document-meta>
</file>